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350000005834C039383331605C.png" manifest:media-type="image/png"/>
  <manifest:file-entry manifest:full-path="Pictures/10000201000003C000000241AD6D0ABCEDB2EF4A.png" manifest:media-type="image/png"/>
  <manifest:file-entry manifest:full-path="Pictures/10000201000002640000007A1479AF5E584AD2E0.png" manifest:media-type="image/png"/>
  <manifest:file-entry manifest:full-path="Pictures/100002010000031800000298A3C975C356F9FD33.png" manifest:media-type="image/png"/>
  <manifest:file-entry manifest:full-path="Pictures/10000201000001890000010537D41772FA695A39.png" manifest:media-type="image/png"/>
  <manifest:file-entry manifest:full-path="Pictures/10000201000002B9000002D701B2A0F4EAFA8A25.png" manifest:media-type="image/png"/>
  <manifest:file-entry manifest:full-path="Pictures/1000020100000180000002580800ADA579762183.png" manifest:media-type="image/png"/>
  <manifest:file-entry manifest:full-path="Pictures/10000201000003E500000157E75FFF32C817B6D1.png" manifest:media-type="image/png"/>
  <manifest:file-entry manifest:full-path="Pictures/100000000000043F0000038F3F5618A8CBFFFD23.png" manifest:media-type="image/png"/>
  <manifest:file-entry manifest:full-path="Pictures/100000000000045400000256BDFFF6EE159756E7.png" manifest:media-type="image/png"/>
  <manifest:file-entry manifest:full-path="Pictures/100002010000020B000000741CE902E7B59E38DB.png" manifest:media-type="image/png"/>
  <manifest:file-entry manifest:full-path="Pictures/10000000000000E700000052E9F63E2DBECE8474.png" manifest:media-type="image/png"/>
  <manifest:file-entry manifest:full-path="Pictures/10000201000002A400000191A0B482443329C5F0.png" manifest:media-type="image/png"/>
  <manifest:file-entry manifest:full-path="Pictures/100002010000029F000001729C9AA1EF392FF224.png" manifest:media-type="image/png"/>
  <manifest:file-entry manifest:full-path="Pictures/100002010000023D000000422437B38E82004DE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Nakula" svg:font-family="Nakula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2.1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2.1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124cm" fo:min-width="2.1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solid" draw:fill-color="#999999" fo:min-height="0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2.1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2.1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2.1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3.65cm" fo:min-width="4.9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3.4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.1cm"/>
    </style:style>
    <style:style style:name="gr15" style:family="graphic" style:parent-style-name="standard">
      <style:graphic-properties svg:stroke-width="0.2cm" svg:stroke-color="#ffff66" draw:marker-start-width="0.8cm" draw:marker-end-width="0.8cm" draw:fill-color="#729fcf" draw:textarea-horizontal-align="justify" draw:textarea-vertical-align="middle" draw:auto-grow-height="false" fo:min-height="0.316cm" fo:min-width="0.066cm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ff3333" draw:marker-start-width="0.8cm" draw:marker-end-width="0.8cm" draw:fill-color="#729fcf" draw:textarea-horizontal-align="justify" draw:textarea-vertical-align="middle" draw:auto-grow-height="false" fo:min-height="0.188cm" fo:min-width="0.008cm" fo:padding-top="0.225cm" fo:padding-bottom="0.225cm" fo:padding-left="0.35cm" fo:padding-right="0.35cm"/>
    </style:style>
    <style:style style:name="gr17" style:family="graphic" style:parent-style-name="standard">
      <style:graphic-properties svg:stroke-width="0.2cm" svg:stroke-color="#ff3333" draw:marker-start-width="0.8cm" draw:marker-end-width="0.8cm" draw:fill-color="#729fcf" draw:textarea-horizontal-align="justify" draw:textarea-vertical-align="middle" draw:auto-grow-height="false" fo:min-height="0.188cm" fo:min-width="0.219cm" fo:padding-top="0.225cm" fo:padding-bottom="0.225cm" fo:padding-left="0.35cm" fo:padding-right="0.35cm"/>
    </style:style>
    <style:style style:name="gr18" style:family="graphic" style:parent-style-name="objectwithoutfill">
      <style:graphic-properties svg:stroke-color="#ff3333" draw:fill="none" draw:textarea-vertical-align="middle"/>
    </style:style>
    <style:style style:name="gr19" style:family="graphic" style:parent-style-name="standard">
      <style:graphic-properties svg:stroke-width="0.2cm" svg:stroke-color="#c5000b" draw:marker-start-width="0.8cm" draw:marker-end-width="0.8cm" draw:textarea-horizontal-align="justify" draw:textarea-vertical-align="middle" draw:auto-grow-height="false" fo:min-height="0.565cm" fo:min-width="0.315cm" fo:padding-top="0.225cm" fo:padding-bottom="0.225cm" fo:padding-left="0.35cm" fo:padding-right="0.35cm"/>
    </style:style>
    <style:style style:name="gr20" style:family="graphic" style:parent-style-name="standard">
      <style:graphic-properties svg:stroke-width="0.2cm" svg:stroke-color="#c5000b" draw:marker-start-width="0.8cm" draw:marker-end-width="0.8cm" draw:textarea-horizontal-align="justify" draw:textarea-vertical-align="middle" draw:auto-grow-height="false" fo:min-height="0.257cm" fo:min-width="1.717cm" fo:padding-top="0.225cm" fo:padding-bottom="0.225cm" fo:padding-left="0.35cm" fo:padding-right="0.35cm"/>
    </style:style>
    <style:style style:name="gr21" style:family="graphic" style:parent-style-name="standard">
      <style:graphic-properties svg:stroke-width="0.2cm" svg:stroke-color="#c5000b" draw:marker-start-width="0.8cm" draw:marker-end-width="0.8cm" draw:textarea-horizontal-align="justify" draw:textarea-vertical-align="middle" draw:auto-grow-height="false" fo:min-height="0.257cm" fo:min-width="0.714cm" fo:padding-top="0.225cm" fo:padding-bottom="0.225cm" fo:padding-left="0.35cm" fo:padding-right="0.35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224cm" fo:min-width="2.1cm"/>
    </style:style>
    <style:style style:name="gr23" style:family="graphic" style:parent-style-name="standard">
      <style:graphic-properties svg:stroke-color="#ffffff" draw:fill-color="#ff6666" draw:opacity="70%" draw:textarea-horizontal-align="justify" draw:textarea-vertical-align="middle" draw:auto-grow-height="false" fo:min-height="1.014cm" fo:min-width="5.036cm" draw:shadow-opacity="70%"/>
    </style:style>
    <style:style style:name="gr24" style:family="graphic" style:parent-style-name="standard">
      <style:graphic-properties svg:stroke-color="#ffffff" draw:fill-color="#990066" draw:opacity="70%" draw:textarea-horizontal-align="justify" draw:textarea-vertical-align="middle" draw:auto-grow-height="false" fo:min-height="1.014cm" fo:min-width="5.036cm" draw:shadow-opacity="70%"/>
    </style:style>
    <style:style style:name="gr25" style:family="graphic" style:parent-style-name="standard">
      <style:graphic-properties svg:stroke-color="#ffffff" draw:fill-color="#7e0021" draw:opacity="70%" draw:textarea-horizontal-align="justify" draw:textarea-vertical-align="middle" draw:auto-grow-height="false" fo:min-height="1.014cm" fo:min-width="5.036cm" draw:shadow-opacity="70%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224cm" fo:min-width="1.3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224cm" fo:min-width="1.421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224cm" fo:min-width="2cm"/>
    </style:style>
    <style:style style:name="gr29" style:family="graphic" style:parent-style-name="standard">
      <style:graphic-properties draw:stroke="solid" svg:stroke-width="0.194cm" svg:stroke-color="#ff9900" draw:stroke-linejoin="round" draw:fill="solid" draw:fill-color="#ffffff" draw:textarea-vertical-align="top" draw:auto-grow-height="false" fo:min-height="0.753cm" fo:min-width="0.657cm" fo:padding-top="0.125cm" fo:padding-bottom="0.125cm" fo:padding-left="0.25cm" fo:padding-right="0.25cm" fo:wrap-option="wrap"/>
    </style:style>
    <style:style style:name="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.224cm" fo:min-width="1.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999999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fo:text-align="center"/>
      <style:text-properties fo:color="#990000" style:font-name="Bitstream Charter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style:font-name="MathJax_Main"/>
    </style:style>
    <style:style style:name="P12" style:family="paragraph">
      <loext:graphic-properties draw:fill-color="#ff6666" draw:opacity="70%"/>
      <style:paragraph-properties fo:text-align="center"/>
      <style:text-properties fo:color="#ffffff" style:font-name="MathJax_Main"/>
    </style:style>
    <style:style style:name="P13" style:family="paragraph">
      <loext:graphic-properties draw:fill-color="#990066" draw:opacity="70%"/>
      <style:paragraph-properties fo:text-align="center"/>
      <style:text-properties fo:color="#ffffff" style:font-name="MathJax_Main"/>
    </style:style>
    <style:style style:name="P14" style:family="paragraph">
      <loext:graphic-properties draw:fill-color="#7e0021" draw:opacity="70%"/>
      <style:paragraph-properties fo:text-align="center"/>
      <style:text-properties fo:color="#ffffff" style:font-name="MathJax_Main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-color="#ffffff"/>
      <style:paragraph-properties fo:text-align="center"/>
      <style:text-properties style:font-name="Century Schoolbook L" fo:font-size="7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Nakula" fo:font-size="12pt" style:font-size-asian="12pt" style:font-size-complex="12pt"/>
    </style:style>
    <style:style style:name="T3" style:family="text">
      <style:text-properties fo:color="#990000" style:font-name="Bitstream Charter" fo:font-size="6pt" style:font-size-asian="6pt" style:font-size-complex="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font-name="MathJax_Main" fo:font-size="8pt" style:font-size-asian="8pt" style:font-size-complex="8pt"/>
    </style:style>
    <style:style style:name="T7" style:family="text">
      <style:text-properties fo:color="#ffffff" style:font-name="MathJax_Main"/>
    </style:style>
    <style:style style:name="T8" style:family="text">
      <style:text-properties style:font-name="Century Schoolbook L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216cm" svg:height="6.592cm" svg:x="4.684cm" svg:y="2.388cm">
          <draw:image xlink:href="Pictures/100000000000045400000256BDFFF6EE159756E7.png" xlink:type="simple" xlink:show="embed" xlink:actuate="onLoad">
            <text:p/>
          </draw:image>
        </draw:frame>
        <draw:custom-shape draw:style-name="gr2" draw:text-style-name="P3" draw:layer="layout" svg:width="2.6cm" svg:height="0.8cm" svg:x="4.5cm" svg:y="4.3cm">
          <text:p text:style-name="P2"><text:span text:style-name="T1">Gobiernos convocan y </text:span><text:span text:style-name="T1">adjudican fondos de </text:span><text:span text:style-name="T1">investigació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8cm" svg:x="7.6cm" svg:y="4.3cm">
          <text:p text:style-name="P2"><text:span text:style-name="T1">Desarrollo de </text:span><text:span text:style-name="T1">investigación y </text:span><text:span text:style-name="T1">escritura de artículo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8cm" svg:x="11cm" svg:y="4.3cm">
          <text:p text:style-name="P2"><text:span text:style-name="T1">Artículos se someten a </text:span><text:span text:style-name="T1">revistas revisadas por </text:span><text:span text:style-name="T1">par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8cm" svg:x="14.2cm" svg:y="4.3cm">
          <text:p text:style-name="P2"><text:span text:style-name="T1">Si el artículo es </text:span><text:span text:style-name="T1">aceptado, el autor cede </text:span><text:span text:style-name="T1">derechos de propieda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cm" svg:height="0.932cm" svg:x="14.38cm" svg:y="7.826cm">
          <text:p text:style-name="P2"><text:span text:style-name="T1">Artículo es publicado en </text:span><text:span text:style-name="T1">revistas de acceso </text:span><text:span text:style-name="T1">pagad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cm" svg:height="1.374cm" svg:x="7.78cm" svg:y="7.726cm">
          <text:p text:style-name="P2"><text:span text:style-name="T1">Limitado acceso del </text:span><text:span text:style-name="T1">público académico y </text:span><text:span text:style-name="T1">extra académico a </text:span><text:span text:style-name="T1">resultados de </text:span><text:span text:style-name="T1">investigación 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cm" svg:height="1.374cm" svg:x="11.08cm" svg:y="7.726cm">
          <text:p text:style-name="P2"><text:span text:style-name="T1">Se paga por acceder a cada artículo, bibliotecas y universidades pagan suscripciones anuales 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cm" svg:height="1.374cm" svg:x="4.58cm" svg:y="7.726cm">
          <text:p text:style-name="P2"><text:span text:style-name="T1">Se enlentece el progreso científico, pobre retorno de inversión pública 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5" draw:text-style-name="P4" draw:layer="layout" svg:width="5cm" svg:height="1cm" svg:x="1.7cm" svg:y="1.4cm">
          <draw:text-box>
            <text:p>Programa 2021</text:p>
          </draw:text-box>
        </draw:frame>
        <draw:frame draw:style-name="gr6" draw:text-style-name="P6" draw:layer="layout" svg:width="3.2cm" svg:height="0.962cm" svg:x="1.9cm" svg:y="3.438cm">
          <draw:text-box>
            <text:p text:style-name="P5"><text:span text:style-name="T2">Presentación</text:span></text:p>
          </draw:text-box>
        </draw:frame>
      </draw:page>
      <draw:page draw:name="page3" draw:style-name="dp1" draw:master-page-name="Default">
        <draw:frame draw:style-name="gr1" draw:text-style-name="P1" draw:layer="layout" svg:width="14.318cm" svg:height="12cm" svg:x="2.682cm" svg:y="2.9cm">
          <draw:image xlink:href="Pictures/100000000000043F0000038F3F5618A8CBFFFD23.png" xlink:type="simple" xlink:show="embed" xlink:actuate="onLoad">
            <text:p/>
          </draw:image>
        </draw:frame>
        <draw:custom-shape draw:style-name="gr7" draw:text-style-name="P3" draw:layer="layout" svg:width="2.6cm" svg:height="1.361cm" svg:x="5.5cm" svg:y="5.9cm">
          <text:p text:style-name="P2"><text:span text:style-name="T1">Investigadores de países en desarrollo tienen acceso a resultados de investigació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6cm" svg:height="0.9cm" svg:x="4.8cm" svg:y="9.3cm">
          <text:p text:style-name="P2"><text:span text:style-name="T1">Retribución a los contribuyente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6cm" svg:height="0.9cm" svg:x="5.9cm" svg:y="12.9cm">
          <text:p text:style-name="P2"><text:span text:style-name="T1">Cumplimiento con reglas de fondos adjudicad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6cm" svg:height="0.9cm" svg:x="9.8cm" svg:y="13.9cm">
          <text:p text:style-name="P2"><text:span text:style-name="T1">El público tiene acceso a los hallazg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6cm" svg:height="0.9cm" svg:x="13.3cm" svg:y="12.9cm">
          <text:p text:style-name="P2"><text:span text:style-name="T1">Influencia en las políticas pública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6cm" svg:height="0.9cm" svg:x="14.4cm" svg:y="9cm">
          <text:p text:style-name="P2"><text:span text:style-name="T1">Aumento en citacione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6cm" svg:height="0.9cm" svg:x="13.7cm" svg:y="6cm">
          <text:p text:style-name="P2"><text:span text:style-name="T1">Mayor aplicación del conocimiento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6cm" svg:height="0.7cm" svg:x="9.5cm" svg:y="4.4cm">
          <text:p text:style-name="P2"><text:span text:style-name="T1">Mayor exposición del conocimiento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599cm" svg:height="0.922cm" svg:x="4.201cm" svg:y="13.912cm">
          <draw:image xlink:href="Pictures/10000000000000E700000052E9F63E2DBECE8474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10" draw:text-style-name="P7" draw:layer="layout" svg:width="5.4cm" svg:height="3.9cm" svg:x="5.5cm" svg:y="5.9cm">
          <text:p text:style-name="P2"><text:span text:style-name="T3">Oh … mal, página no encontrada :(</text:span></text:p>
          <text:p text:style-name="P2"><text:span text:style-name="T3"/></text:p>
          <text:p text:style-name="P2"><text:span text:style-name="T3">Por favor reportar a juancastillov@uchile.cl 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609cm" svg:height="5.7cm" svg:x="1.187cm" svg:y="10.6cm">
          <draw:image xlink:href="Pictures/10000201000002A400000191A0B482443329C5F0.png" xlink:type="simple" xlink:show="embed" xlink:actuate="onLoad">
            <text:p/>
          </draw:image>
        </draw:frame>
        <draw:frame draw:style-name="gr1" draw:text-style-name="P1" draw:layer="layout" svg:width="9.431cm" svg:height="5.2cm" svg:x="10.984cm" svg:y="11.351cm">
          <draw:image xlink:href="Pictures/100002010000029F000001729C9AA1EF392FF224.png" xlink:type="simple" xlink:show="embed" xlink:actuate="onLoad">
            <text:p/>
          </draw:image>
        </draw:frame>
        <draw:line draw:style-name="gr11" draw:text-style-name="P1" draw:layer="layout" svg:x1="10.8cm" svg:y1="10.7cm" svg:x2="10.8cm" svg:y2="16.4cm">
          <text:p/>
        </draw:line>
        <draw:frame draw:style-name="gr1" draw:text-style-name="P1" draw:layer="layout" svg:width="9.3cm" svg:height="1.071cm" svg:x="11.1cm" svg:y="10.429cm">
          <draw:image xlink:href="Pictures/100002010000023D000000422437B38E82004DED.png" xlink:type="simple" xlink:show="embed" xlink:actuate="onLoad">
            <text:p/>
          </draw:image>
        </draw:frame>
      </draw:page>
      <draw:page draw:name="page5" draw:style-name="dp1" draw:master-page-name="Default">
        <draw:custom-shape draw:style-name="gr12" draw:text-style-name="P9" draw:layer="layout" svg:width="3.9cm" svg:height="1.361cm" svg:x="8.4cm" svg:y="5.939cm">
          <text:p text:style-name="P8"><text:span text:style-name="T1"/></text:p>
          <text:p text:style-name="P2"><text:span text:style-name="T4">PANDOC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793cm" svg:height="1.284cm" svg:x="1.4cm" svg:y="5.9cm">
          <draw:image xlink:href="Pictures/100002010000020B000000741CE902E7B59E38DB.png" xlink:type="simple" xlink:show="embed" xlink:actuate="onLoad">
            <text:p/>
          </draw:image>
        </draw:frame>
        <draw:line draw:style-name="gr13" draw:text-style-name="P1" draw:layer="layout" svg:x1="7.4cm" svg:y1="6.6cm" svg:x2="8.5cm" svg:y2="6.6cm">
          <text:p/>
        </draw:line>
        <draw:line draw:style-name="gr13" draw:text-style-name="P1" draw:layer="layout" svg:x1="7.4cm" svg:y1="6.6cm" svg:x2="8.5cm" svg:y2="6.6cm">
          <text:p/>
        </draw:line>
        <draw:line draw:style-name="gr13" draw:text-style-name="P1" draw:layer="layout" svg:x1="12.3cm" svg:y1="6.6cm" svg:x2="14cm" svg:y2="5cm">
          <text:p/>
        </draw:line>
        <draw:custom-shape draw:style-name="gr14" draw:text-style-name="P9" draw:layer="layout" svg:width="1.6cm" svg:height="1.6cm" svg:x="14.4cm" svg:y="3.9cm">
          <text:p text:style-name="P8"><text:span text:style-name="T1"/></text:p>
          <text:p text:style-name="P2"><text:span text:style-name="T5">HTML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6cm" svg:height="1.6cm" svg:x="14.4cm" svg:y="5.7cm">
          <text:p text:style-name="P8"><text:span text:style-name="T1"/></text:p>
          <text:p text:style-name="P2"><text:span text:style-name="T5">PDF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6cm" svg:height="1.6cm" svg:x="14.4cm" svg:y="7.5cm">
          <text:p text:style-name="P8"><text:span text:style-name="T1"/></text:p>
          <text:p text:style-name="P2"><text:span text:style-name="T5">otro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2.3cm" svg:y1="6.601cm" svg:x2="14cm" svg:y2="6.6cm">
          <text:p/>
        </draw:line>
        <draw:line draw:style-name="gr13" draw:text-style-name="P1" draw:layer="layout" svg:x1="12.3cm" svg:y1="6.602cm" svg:x2="14cm" svg:y2="8.2cm">
          <text:p/>
        </draw:line>
        <draw:frame draw:style-name="gr1" draw:text-style-name="P1" draw:layer="layout" svg:width="10.445cm" svg:height="10.894cm" draw:transform="rotate (0.00139626340159546) translate (1.6cm 9.515cm)">
          <draw:image xlink:href="Pictures/10000201000002B9000002D701B2A0F4EAFA8A25.png" xlink:type="simple" xlink:show="embed" xlink:actuate="onLoad">
            <text:p/>
          </draw:image>
        </draw:frame>
        <draw:custom-shape draw:style-name="gr15" draw:text-style-name="P10" draw:layer="layout" svg:width="0.8cm" svg:height="0.8cm" svg:x="8.13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frame draw:style-name="gr1" draw:text-style-name="P1" draw:layer="layout" svg:width="10.397cm" svg:height="6.905cm" svg:x="4.088cm" svg:y="1.101cm">
          <draw:image xlink:href="Pictures/10000201000001890000010537D41772FA695A39.png" xlink:type="simple" xlink:show="embed" xlink:actuate="onLoad">
            <text:p/>
          </draw:image>
        </draw:frame>
        <draw:custom-shape draw:style-name="gr16" draw:text-style-name="P10" draw:layer="layout" svg:width="1cm" svg:height="0.9cm" svg:x="9.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3.362cm" svg:height="11.202cm" svg:x="2.338cm" svg:y="12.098cm">
          <draw:image xlink:href="Pictures/100002010000031800000298A3C975C356F9FD33.png" xlink:type="simple" xlink:show="embed" xlink:actuate="onLoad">
            <text:p/>
          </draw:image>
        </draw:frame>
        <draw:custom-shape draw:style-name="gr17" draw:text-style-name="P10" draw:layer="layout" svg:width="1.299cm" svg:height="0.9cm" svg:x="9.701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9.8cm" svg:y1="17.9cm" svg:x2="11.5cm" svg:y2="17.9cm">
          <text:p/>
        </draw:line>
      </draw:page>
      <draw:page draw:name="page7" draw:style-name="dp1" draw:master-page-name="Default">
        <draw:frame draw:style-name="gr1" draw:text-style-name="P1" draw:layer="layout" svg:width="16.192cm" svg:height="3.227cm" svg:x="2.5cm" svg:y="2.673cm">
          <draw:image xlink:href="Pictures/10000201000002640000007A1479AF5E584AD2E0.png" xlink:type="simple" xlink:show="embed" xlink:actuate="onLoad">
            <text:p/>
          </draw:image>
        </draw:frame>
        <draw:custom-shape draw:style-name="gr19" draw:text-style-name="P2" draw:layer="layout" svg:width="1.433cm" svg:height="1.433cm" svg:x="12.884cm" svg:y="3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9.589cm" svg:height="11.773cm" svg:x="1.311cm" svg:y="8.1cm">
          <draw:image xlink:href="Pictures/10000201000003C000000241AD6D0ABCEDB2EF4A.png" xlink:type="simple" xlink:show="embed" xlink:actuate="onLoad">
            <text:p/>
          </draw:image>
        </draw:frame>
        <draw:custom-shape draw:style-name="gr19" draw:text-style-name="P2" draw:layer="layout" svg:width="1.433cm" svg:height="1.433cm" svg:x="9.084cm" svg:y="8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433cm" svg:height="1.433cm" svg:x="6.284cm" svg:y="15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3.417cm" svg:height="0.999cm" svg:x="15.483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frame draw:style-name="gr1" draw:text-style-name="P1" draw:layer="layout" svg:width="14.948cm" svg:height="2.327cm" svg:x="1.852cm" svg:y="11cm">
          <draw:image xlink:href="Pictures/10000201000002350000005834C039383331605C.png" xlink:type="simple" xlink:show="embed" xlink:actuate="onLoad">
            <text:p/>
          </draw:image>
        </draw:frame>
        <draw:frame draw:style-name="gr1" draw:text-style-name="P1" draw:layer="layout" svg:width="19.589cm" svg:height="6.738cm" svg:x="1.5cm" svg:y="1cm">
          <draw:image xlink:href="Pictures/10000201000003E500000157E75FFF32C817B6D1.png" xlink:type="simple" xlink:show="embed" xlink:actuate="onLoad">
            <text:p/>
          </draw:image>
        </draw:frame>
        <draw:custom-shape draw:style-name="gr21" draw:text-style-name="P2" draw:layer="layout" svg:width="2cm" svg:height="0.999cm" svg:x="9.8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custom-shape draw:style-name="gr22" draw:text-style-name="P11" draw:layer="layout" svg:width="2.6cm" svg:height="0.474cm" svg:x="4.708cm" svg:y="13.094cm">
          <text:p text:style-name="P2"><text:span text:style-name="T6">OSF Proyec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xml:id="id1" draw:id="id1" draw:layer="layout" svg:width="5.672cm" svg:height="1.4cm" svg:x="3.1cm" svg:y="9.4cm">
          <text:p text:style-name="P2"><text:span text:style-name="T7">Reproducibilid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2" draw:id="id2" draw:layer="layout" svg:width="5.672cm" svg:height="1.4cm" svg:x="11.128cm" svg:y="9.4cm">
          <text:p text:style-name="P2"><text:span text:style-name="T7">Public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3" draw:id="id3" draw:layer="layout" svg:width="5.672cm" svg:height="1.4cm" svg:x="7.18cm" svg:y="12.728cm">
          <text:p text:style-name="P2"><text:span text:style-name="T7">Acce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line" svg:x1="8.772cm" svg:y1="10.1cm" svg:x2="11.128cm" svg:y2="10.1cm" draw:start-shape="id1" draw:start-glue-point="1" draw:end-shape="id2" draw:end-glue-point="3" svg:d="M8772 10100h2356" svg:viewBox="0 0 2357 1">
          <text:p/>
        </draw:connector>
        <draw:custom-shape draw:style-name="gr22" draw:text-style-name="P11" draw:layer="layout" svg:width="2.6cm" svg:height="0.474cm" svg:x="6.272cm" svg:y="11.814cm">
          <text:p text:style-name="P2"><text:span text:style-name="T6">Github Repo 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5.936cm" svg:y1="10.8cm" svg:x2="7.18cm" svg:y2="13.428cm" draw:start-shape="id1" draw:start-glue-point="2" draw:end-shape="id3" svg:d="M5936 10800l1244 2628" svg:viewBox="0 0 1245 2629">
          <text:p/>
        </draw:connector>
        <draw:custom-shape draw:style-name="gr26" draw:text-style-name="P11" draw:layer="layout" svg:width="1.8cm" svg:height="0.474cm" svg:x="13.1cm" svg:y="13.195cm">
          <text:p text:style-name="P2"><text:span text:style-name="T6">Socarxive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3.964cm" svg:y1="10.8cm" svg:x2="12.852cm" svg:y2="13.428cm" draw:start-shape="id2" draw:start-glue-point="2" draw:end-shape="id3" svg:d="M13964 10800l-1112 2628" svg:viewBox="0 0 1113 2629">
          <text:p/>
        </draw:connector>
        <draw:custom-shape draw:style-name="gr22" draw:text-style-name="P11" draw:layer="layout" svg:width="2.6cm" svg:height="0.474cm" svg:x="2.796cm" svg:y="8.03cm">
          <text:p text:style-name="P2"><text:span text:style-name="T6">Texto Plano 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2.6cm" svg:height="0.474cm" svg:x="1.272cm" svg:y="8.714cm">
          <text:p text:style-name="P2"><text:span text:style-name="T6">Software abierto 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2.6cm" svg:height="0.474cm" svg:x="4.9cm" svg:y="8.526cm">
          <text:p text:style-name="P2"><text:span text:style-name="T6">(R)Markdown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.921cm" svg:height="0.474cm" svg:x="1.079cm" svg:y="10.291cm">
          <text:p text:style-name="P2"><text:span text:style-name="T6">Protocolos (IPO)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2.6cm" svg:height="0.474cm" svg:x="3.7cm" svg:y="11.3cm">
          <text:p text:style-name="P2"><text:span text:style-name="T6">Versionamiento <text:s/>Git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2.6cm" svg:height="0.474cm" svg:x="5.272cm" svg:y="7.614cm">
          <text:p text:style-name="P2"><text:span text:style-name="T6">Zotero/BibTex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2.6cm" svg:height="0.474cm" svg:x="13.2cm" svg:y="12.095cm">
          <text:p text:style-name="P2"><text:span text:style-name="T6">Preprints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2.5cm" svg:height="0.474cm" svg:x="15cm" svg:y="12.595cm">
          <text:p text:style-name="P2"><text:span text:style-name="T6">Researchgate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2.6cm" svg:height="0.474cm" svg:x="11.272cm" svg:y="11.514cm">
          <text:p text:style-name="P2"><text:span text:style-name="T6">Github Pages</text:span></text:p>
          <draw:enhanced-geometry svg:viewBox="0 0 21600 21600" draw:type="rectangle" draw:enhanced-path="M 0 0 L 21600 0 21600 21600 0 21600 0 0 Z N"/>
        </draw:custom-shape>
        <draw:custom-shape draw:name="CustomShape 12" draw:style-name="gr29" draw:text-style-name="P15" draw:layer="layout" svg:width="1.727cm" svg:height="1.499cm" draw:transform="rotate (-0.523598775598299) translate (9.549cm 10.4cm)">
          <text:p/>
          <draw:enhanced-geometry draw:mirror-horizontal="false" draw:mirror-vertical="false" svg:viewBox="0 0 0 0" draw:text-areas="?f19 ?f20 ?f21 ?f22" draw:type="ooxml-hexagon" draw:modifiers="28372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frame draw:style-name="gr30" draw:text-style-name="P16" draw:layer="layout" svg:width="0.738cm" svg:height="1.154cm" svg:x="9.548cm" svg:y="10.931cm">
          <draw:image xlink:href="Pictures/1000020100000180000002580800ADA579762183.png" xlink:type="simple" xlink:show="embed" xlink:actuate="onLoad">
            <text:p/>
          </draw:image>
        </draw:frame>
        <draw:custom-shape draw:style-name="gr31" draw:text-style-name="P11" draw:layer="layout" svg:width="2.4cm" svg:height="0.474cm" svg:x="7.7cm" svg:y="14.295cm">
          <text:p text:style-name="P2"><text:span text:style-name="T6">Ruta verde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2.4cm" svg:height="0.474cm" svg:x="8.9cm" svg:y="14.795cm">
          <text:p text:style-name="P2"><text:span text:style-name="T6">Ruta dorada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4cm" svg:height="0.474cm" svg:x="10.1cm" svg:y="14.395cm">
          <text:p text:style-name="P2"><text:span text:style-name="T8">Ruta híbrid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pitch="variable"/>
    <style:font-face style:name="Nakula" svg:font-family="Nakula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4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4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1T11:14:57.607559180</meta:creation-date>
    <dc:date>2021-07-31T19:46:00.594238197</dc:date>
    <meta:editing-duration>PT8H45M32S</meta:editing-duration>
    <meta:editing-cycles>13</meta:editing-cycles>
    <meta:generator>LibreOffice/6.0.7.3$Linux_X86_64 LibreOffice_project/00m0$Build-3</meta:generator>
    <meta:document-statistic meta:object-count="75"/>
  </office:meta>
</office:document-meta>
</file>